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list-style-name="LFO1" style:family="paragraph">
      <style:paragraph-properties fo:break-before="page"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2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3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4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5" style:parent-style-name="Normal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6" style:parent-style-name="Normal" style:family="paragraph">
      <style:paragraph-properties fo:margin-left="0.25in">
        <style:tab-stops/>
      </style:paragraph-properties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7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8" style:parent-style-name="Normal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9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10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11" style:parent-style-name="Normal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12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13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14" style:parent-style-name="Normal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15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16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17" style:parent-style-name="Normal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18" style:parent-style-name="Normal" style:family="paragraph"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19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20" style:parent-style-name="Normal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21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22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23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24" style:parent-style-name="Normal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25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26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27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28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font-weight="bold" style:font-weight-asian="bold" style:font-weight-complex="bold" fo:color="#212529" fo:font-size="11.5pt" style:font-size-asian="11.5pt" style:font-size-complex="11.5pt" style:language-asian="fr" style:country-asian="FR"/>
    </style:style>
    <style:style style:name="P29" style:parent-style-name="Normal" style:list-style-name="LFO2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30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31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32" style:parent-style-name="Normal" style:list-style-name="LFO2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33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34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35" style:parent-style-name="Normal" style:list-style-name="LFO2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36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37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38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39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40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41" style:parent-style-name="Normal" style:list-style-name="LFO2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42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43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44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45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46" style:parent-style-name="Normal" style:list-style-name="LFO2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47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48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49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50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51" style:parent-style-name="Normal" style:list-style-name="LFO2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52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53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  <style:style style:name="P54" style:parent-style-name="Normal" style:family="paragraph">
      <style:paragraph-properties fo:margin-top="0.0694in" fo:margin-bottom="0.0694in" fo:line-height="100%" fo:background-color="#FFFFFF"/>
    </style:style>
    <style:style style:name="T55" style:parent-style-name="Policepardéfaut" style:family="text">
      <style:text-properties style:font-name="Segoe UI" style:font-name-asian="Times New Roman" style:font-name-complex="Segoe UI" fo:color="#212529" fo:font-size="11.5pt" style:font-size-asian="11.5pt" style:font-size-complex="11.5pt" style:language-asian="fr" style:country-asian="FR"/>
    </style:style>
  </office:automatic-styles>
  <office:body>
    <office:text text:use-soft-page-breaks="true">
      <text:list text:style-name="LFO1" text:continue-numbering="true">
        <text:list-item>
          <text:p text:style-name="P1">Quelle différence faites vous entre activité et performance ?</text:p>
        </text:list-item>
      </text:list>
      <text:p text:style-name="P2">Activité : Chiffre d’affaires, NB D’unités produites, NB clients<text:s/></text:p>
      <text:p text:style-name="P3">Performance : Résultat net, satisfaction client</text:p>
      <text:p text:style-name="P4"/>
      <text:list text:style-name="LFO1" text:continue-numbering="true">
        <text:list-item>
          <text:p text:style-name="P5">Quel lien faites vous entre activité et performance ?</text:p>
        </text:list-item>
      </text:list>
      <text:p text:style-name="P6">Les deux sont liés entre eux d’une certaine manière c’est-à-dire que l’amélioration d’un l’un pourrait dégrader l’autre.</text:p>
      <text:p text:style-name="P7"/>
      <text:list text:style-name="LFO1" text:continue-numbering="true">
        <text:list-item>
          <text:p text:style-name="P8">Quels risques entraine la croissance de l’entreprise ?</text:p>
        </text:list-item>
      </text:list>
      <text:p text:style-name="P9"><text:s/>L’amélioration de l’activité va finalement entrainer une baisse de la performance des entreprises à cause la création de divisions de travail et de services. (La distance organisationnelle va être très grande.</text:p>
      <text:p text:style-name="P10"/>
      <text:list text:style-name="LFO1" text:continue-numbering="true">
        <text:list-item>
          <text:p text:style-name="P11">D’après la vidéo, quelles sont les caractéristiques organisationnelles des très petites organisations / petite moyenne et entreprise</text:p>
        </text:list-item>
      </text:list>
      <text:p text:style-name="P12">Encadrement limité au minimum, employés opérationnels directement en contact avec les clients et les dirigeants directement en contact avec les employés. (Management direct -&gt; dirigeants impliqués dans l’activité opérationnelles).</text:p>
      <text:p text:style-name="P13"/>
      <text:list text:style-name="LFO1" text:continue-numbering="true">
        <text:list-item>
          <text:p text:style-name="P14">Toujours d’après la vidéo, quels changements organisationnels apparaissent quand une entreprise devient une organisation de taille intermédiaire ?</text:p>
        </text:list-item>
      </text:list>
      <text:p text:style-name="P15">La distance organisationnelle s’agrandit donc les les dirigeants sont moins impliqués et la communication entre les dirigeants et l’activité opérationnelle n’est plus directe</text:p>
      <text:p text:style-name="P16"/>
      <text:list text:style-name="LFO1" text:continue-numbering="true">
        <text:list-item>
          <text:p text:style-name="P17">Toujours d’après la vidéo, que doit faire une entreprise de taille intermédiaire si elle souhaite devenir une grande organisation ?</text:p>
        </text:list-item>
      </text:list>
      <text:p text:style-name="P18">L’entreprise doit passer par une révolution managériale et une standardisation des processus pour améliorer l’efficacité de l’ensemble. La vision métiers doit être transversale (ne pas penser qu’à son service).<text:s/></text:p>
      <text:p text:style-name="P19"/>
      <text:list text:style-name="LFO1" text:continue-numbering="true">
        <text:list-item>
          <text:p text:style-name="P20">Quel outil le présentateur propose-t-il de mettre en place dans l’organisation ?</text:p>
        </text:list-item>
      </text:list>
      <text:p text:style-name="P21">Utilisé une approche par processus.</text:p>
      <text:p text:style-name="P22">Business Process Management</text:p>
      <text:p text:style-name="P23"/>
      <text:list text:style-name="LFO1" text:continue-numbering="true">
        <text:list-item>
          <text:p text:style-name="P24">Qu’est ce qu’une cartographie des processus métier ? Quels sont ses objectifs ?</text:p>
        </text:list-item>
      </text:list>
      <text:p text:style-name="P25">C’est un diagramme qui représente les différents processus d’une organisation<text:s/></text:p>
      <text:p text:style-name="P26">Objectif est de soutenir la collaboration inter fonctions et aider à l’efficacité du pilotage</text:p>
      <text:p text:style-name="P27"/>
      <text:p text:style-name="P28">Vidéo 2<text:s/></text:p>
      <text:list text:style-name="LFO2" text:continue-numbering="true">
        <text:list-item>
          <text:p text:style-name="P29">Définir la notion de processus en gestion.</text:p>
        </text:list-item>
      </text:list>
      <text:p text:style-name="P30">Ensemble d’activités corrélés ou interactives qui transforment des éléments d’entrée en éléments de sortie.</text:p>
      <text:p text:style-name="P31"/>
      <text:list text:style-name="LFO2" text:continue-numbering="true">
        <text:list-item>
          <text:p text:style-name="P32">Définir la notion de modélisation d’un processus.</text:p>
        </text:list-item>
      </text:list>
      <text:p text:style-name="P33">Capturer une séquence ordonnée d’activitée de prod, de com ou de contrôle afin d’atteindre des objectif et les ressources et les acteurs qui soutiennent ces activités</text:p>
      <text:p text:style-name="P34"/>
      <text:list text:style-name="LFO2" text:continue-numbering="true">
        <text:list-item>
          <text:p text:style-name="P35">Définir ce qu’est un acteur, une ressource, un résultat, un événement dans le cadre du management d’un processus métier.</text:p>
        </text:list-item>
      </text:list>
      <text:p text:style-name="P36">Ressource = Moyen informationnel, financier ou matériel<text:s/>utilisé par une activité ; produite par une autre activité interne ou externe et qui ne subit pas de transformation</text:p>
      <text:p text:style-name="P37">Acteur = Personne, entité organisationnelle ou application qui a la responsabilité de réaliser une ou plusieurs activités. Il peut être interne ou externe à l’organisation</text:p>
      <text:p text:style-name="P38">Résultat = Concrétisation partielle u finale convergeant vers l’objectif événement, ressource ou entrée pour une autre activité</text:p>
      <text:soft-page-break/>
      <text:p text:style-name="P39">Evenement = Influence le déroulement d’une activité, pas de traitement, d’utilisation de ressources, de résultat.</text:p>
      <text:p text:style-name="P40"/>
      <text:list text:style-name="LFO2" text:continue-numbering="true">
        <text:list-item>
          <text:p text:style-name="P41">Quelle différence faites vous entre processus et procédure ?</text:p>
        </text:list-item>
      </text:list>
      <text:p text:style-name="P42">Processus = Décrire les activités de l’entreprise selon une approche managériale et transversale</text:p>
      <text:p text:style-name="P43">Objectifs + Résultats + Moyens<text:s/></text:p>
      <text:p text:style-name="P44">Procédure = Décrire comment accomplir une activité avec un niveau précis de détail opérationnel<text:s/></text:p>
      <text:p text:style-name="P45"/>
      <text:list text:style-name="LFO2" text:continue-numbering="true">
        <text:list-item>
          <text:p text:style-name="P46">Quels sont les 3 types de processus présentés dans la vidéo ? Imaginer un exemple de ces 3 processus dans une usine de fabrication de voiture et à l’IUT</text:p>
        </text:list-item>
      </text:list>
      <text:p text:style-name="P47">Opérationnels : Cœur de métier de l’organisation, activité créatrice de valeur ajoutée. Exemple : Fabrication de voiture, les profs</text:p>
      <text:p text:style-name="P48">Support : Soutient les processus opérationnels, apport indirect de valeur <text:s text:c="12"/>Exemple : RH, secrétariat</text:p>
      <text:p text:style-name="P49">Pilotage : aptitude à satisfaire les exigences de qualité et de performance <text:s text:c="46"/>Exemple : Directeur,<text:s/>Chef de département</text:p>
      <text:p text:style-name="P50"/>
      <text:list text:style-name="LFO2" text:continue-numbering="true">
        <text:list-item>
          <text:p text:style-name="P51">Quelles sont les deux définitions de BPM ?</text:p>
        </text:list-item>
      </text:list>
      <text:p text:style-name="P52">Business Process Management : Modéliser, piloter et optimiser les processus métiers afin d’améliorer l’efficacité, l’agilité et la robustesse</text:p>
      <text:p text:style-name="P53">Business Process Model</text:p>
      <text:p text:style-name="P54"><text:span text:style-name="T55">Activité de cartographie / modélisation à l’aide d’une notion graphique comme BPM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ascal Alexandre</meta:initial-creator>
    <dc:creator>Pascal Alexandre</dc:creator>
    <meta:creation-date>2023-02-22T16:15:00Z</meta:creation-date>
    <dc:date>2023-02-22T17:26:00Z</dc:date>
    <meta:template xlink:href="Normal.dotm" xlink:type="simple"/>
    <meta:editing-cycles>1</meta:editing-cycles>
    <meta:editing-duration>PT4260S</meta:editing-duration>
    <meta:document-statistic meta:page-count="3" meta:paragraph-count="8" meta:word-count="658" meta:character-count="4272" meta:row-count="30" meta:non-whitespace-character-count="3622"/>
  </office:meta>
</office:document-meta>
</file>